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Display G" svg:font-family="'Linux Libertine Display G'" style:font-adornments="Normal"/>
    <style:font-face style:name="Mangal1" svg:font-family="Mangal"/>
    <style:font-face style:name="Liberation Serif1" svg:font-family="'Liberation Serif'" style:font-pitch="variable"/>
    <style:font-face style:name="Linux Libertine Display G2" svg:font-family="'Linux Libertine Display G'" style:font-pitch="variable"/>
    <style:font-face style:name="Linux Libertine Display G1" svg:font-family="'Linux Libertine Display G'" style:font-adornments="Normal"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8f417"/>
    </style:style>
    <style:style style:name="P2" style:family="paragraph" style:parent-style-name="Text_20_body">
      <style:text-properties officeooo:rsid="001ad8c2" officeooo:paragraph-rsid="001ad8c2"/>
    </style:style>
    <style:style style:name="P3" style:family="paragraph" style:parent-style-name="Text_20_body">
      <style:text-properties officeooo:rsid="001c8a70" officeooo:paragraph-rsid="001c8a70"/>
    </style:style>
    <style:style style:name="P4" style:family="paragraph" style:parent-style-name="Text_20_body">
      <style:text-properties officeooo:paragraph-rsid="001e6d41"/>
    </style:style>
    <style:style style:name="P5" style:family="paragraph" style:parent-style-name="Heading_20_1">
      <style:paragraph-properties fo:break-before="page"/>
      <style:text-properties officeooo:rsid="0018f417" officeooo:paragraph-rsid="0018f417"/>
    </style:style>
    <style:style style:name="P6" style:family="paragraph" style:parent-style-name="Heading_20_1">
      <style:paragraph-properties fo:break-before="page"/>
      <style:text-properties fo:font-style="normal" officeooo:rsid="001e6d41" officeooo:paragraph-rsid="001e6d41" style:font-style-asian="normal" style:font-style-complex="normal"/>
    </style:style>
    <style:style style:name="P7" style:family="paragraph" style:parent-style-name="Heading_20_1">
      <style:paragraph-properties fo:break-before="page"/>
      <style:text-properties officeooo:rsid="001fa5b8" officeooo:paragraph-rsid="001fa5b8"/>
    </style:style>
    <style:style style:name="P8" style:family="paragraph" style:parent-style-name="Text_20_body">
      <style:text-properties fo:font-style="normal" officeooo:rsid="001e6d41" officeooo:paragraph-rsid="001e6d41" style:font-style-asian="normal" style:font-style-complex="normal"/>
    </style:style>
    <style:style style:name="P9" style:family="paragraph" style:parent-style-name="Text_20_body">
      <style:text-properties fo:font-style="normal" officeooo:rsid="001c8a70" officeooo:paragraph-rsid="001c8a70" style:font-style-asian="normal" style:font-style-complex="normal"/>
    </style:style>
    <style:style style:name="P10" style:family="paragraph" style:parent-style-name="Text_20_body">
      <style:text-properties officeooo:rsid="001fa5b8" officeooo:paragraph-rsid="001fa5b8"/>
    </style:style>
    <style:style style:name="P11" style:family="paragraph" style:parent-style-name="Text_20_body">
      <style:text-properties officeooo:paragraph-rsid="001fa5b8"/>
    </style:style>
    <style:style style:name="P12" style:family="paragraph" style:parent-style-name="Text_20_body">
      <style:text-properties officeooo:rsid="00214fba" officeooo:paragraph-rsid="00214fba"/>
    </style:style>
    <style:style style:name="P13" style:family="paragraph" style:parent-style-name="Text_20_body">
      <style:text-properties officeooo:rsid="001ad8c2" officeooo:paragraph-rsid="00214fba"/>
    </style:style>
    <style:style style:name="P14" style:family="paragraph">
      <loext:graphic-properties draw:fill-color="#ffffff"/>
      <style:paragraph-properties fo:text-align="center"/>
    </style:style>
    <style:style style:name="P15" style:family="paragraph">
      <style:paragraph-properties fo:text-align="center"/>
    </style:style>
    <style:style style:name="P16" style:family="paragraph">
      <style:paragraph-properties fo:text-align="center"/>
      <style:text-properties style:font-name="Linux Libertine Display G2" style:text-underline-style="none"/>
    </style:style>
    <style:style style:name="P17" style:family="paragraph">
      <loext:graphic-properties draw:fill-color="#9966cc"/>
      <style:paragraph-properties fo:text-align="center"/>
    </style:style>
    <style:style style:name="P18" style:family="paragraph">
      <loext:graphic-properties draw:fill-color="#00cc00"/>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1fa5b8" style:font-style-asian="italic" style:font-style-complex="italic"/>
    </style:style>
    <style:style style:name="T3" style:family="text">
      <style:text-properties fo:font-style="italic" officeooo:rsid="00214fba" style:font-style-asian="italic" style:font-style-complex="italic"/>
    </style:style>
    <style:style style:name="T4" style:family="text">
      <style:text-properties officeooo:rsid="001c8a70"/>
    </style:style>
    <style:style style:name="T5" style:family="text">
      <style:text-properties fo:font-style="normal" style:font-style-asian="normal" style:font-style-complex="normal"/>
    </style:style>
    <style:style style:name="T6" style:family="text">
      <style:text-properties fo:font-style="normal" officeooo:rsid="001fa5b8" style:font-style-asian="normal" style:font-style-complex="normal"/>
    </style:style>
    <style:style style:name="T7" style:family="text">
      <style:text-properties fo:font-style="normal" officeooo:rsid="00214fba" style:font-style-asian="normal" style:font-style-complex="normal"/>
    </style:style>
    <style:style style:name="T8" style:family="text">
      <style:text-properties fo:font-style="normal" officeooo:rsid="00217ff5"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officeooo:rsid="001fa5b8"/>
    </style:style>
    <style:style style:name="T12" style:family="text">
      <style:text-properties officeooo:rsid="00214fba"/>
    </style:style>
    <style:style style:name="T13" style:family="text">
      <style:text-properties style:font-name="Linux Libertine Display G" fo:font-style="italic" officeooo:rsid="00214fba" style:font-style-asian="italic" style:font-style-complex="italic"/>
    </style:style>
    <style:style style:name="T14" style:family="text">
      <style:text-properties style:font-name="Linux Libertine Display G1" officeooo:rsid="00214fba"/>
    </style:style>
    <style:style style:name="T15" style:family="text">
      <style:text-properties style:font-name="Linux Libertine Display G1" fo:font-style="italic" officeooo:rsid="00214fba" style:font-style-asian="italic" style:font-style-complex="italic"/>
    </style:style>
    <style:style style:name="T16" style:family="text">
      <style:text-properties style:font-name="Linux Libertine Display G2" style:text-underline-style="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svg:stroke-color="#000000" draw:fill-color="#ffffff"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draw:marker-end="Extrémités_20_de_20_flèche_20_1" draw:textarea-horizontal-align="center" draw:textarea-vertical-align="middle" style:run-through="foreground"/>
    </style:style>
    <style:style style:name="gr5" style:family="graphic">
      <style:graphic-properties draw:marker-end="Extrémités_20_de_20_flèche_20_1" draw:textarea-horizontal-align="center" draw:textarea-vertical-align="middle" style:run-through="foreground"/>
    </style:style>
    <style:style style:name="gr6" style:family="graphic">
      <style:graphic-properties draw:marker-end="Extrémités_20_de_20_flèche_20_2" draw:textarea-horizontal-align="center" draw:textarea-vertical-align="middle" style:run-through="foreground"/>
    </style:style>
    <style:style style:name="gr7" style:family="graphic">
      <style:graphic-properties draw:marker-end="Extrémités_20_de_20_flèche_20_2" draw:textarea-horizontal-align="center" draw:textarea-vertical-align="middle" style:run-through="foreground"/>
    </style:style>
    <style:style style:name="gr8" style:family="graphic">
      <style:graphic-properties draw:stroke="none" svg:stroke-color="#000000" draw:fill-color="#9966cc" draw:textarea-horizontal-align="center" draw:textarea-vertical-align="middle" style:run-through="foreground"/>
    </style:style>
    <style:style style:name="gr9" style:family="graphic">
      <style:graphic-properties draw:stroke="none" svg:stroke-color="#000000" draw:fill-color="#00cc00"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RAPPORT</text:p>
      <text:p text:style-name="Text_20_body"/>
      <text:p text:style-name="Subtitle">Comment se faire chier à coder</text:p>
      <text:p text:style-name="Subtitle">un truc dont on a rien à foutre</text:p>
      <text:h text:style-name="P5" text:outline-level="1">1/ Avant même de voir le code</text:h>
      <text:p text:style-name="P1"/>
      <text:p text:style-name="P2"><text:tab/>Cette partie contient en vrac toutes les idées qui nous sommes venues avant même de voir le code.</text:p>
      <text:p text:style-name="P2"/>
      <text:p text:style-name="P2"><text:tab/>Au niveau du découpage en classes, nous aurions une classe Main qui ferait appel à une autre classe principale, Receiver ou Sender, selon le statut de l'utilisateur. L'idée est de laisser tous les calculs du moteur physique au Sender, et le Receiver ne fait que de l'affichage, et envoyer les coordonnées de sa raquette. Dans un cas standard.</text:p>
      <text:p text:style-name="P2"/>
      <text:p text:style-name="P2"><text:tab/>Les items (raquette, balle, bonus) héritent tous d'une classe abstraite PongItem, car beaucoup de champs sont communs. Les contacts entre items ne sont pas gérés par les items eux-mêmes, mais par le moteur physique, qui vérifiera toutes les intersections. Ça m'inquiète d'un point de vue ressources. <text:span text:style-name="T4">Éventuellement, on pourrait répartir les vérifications sur plusieurs frames, à partir d'un certain framerate.</text:span></text:p>
      <text:p text:style-name="P2"/>
      <text:p text:style-name="P2"><text:tab/>Les champs communs au PongItems sont :</text:p>
      <text:p text:style-name="P2">- Les coordonnées <text:span text:style-name="T1">x</text:span> et <text:span text:style-name="T1">y</text:span> ;</text:p>
      <text:p text:style-name="P13">- Les coordonnées du vecteur directeur <text:span text:style-name="T1">dx</text:span> et <text:span text:style-name="T1">dy</text:span> <text:span text:style-name="T12">(</text:span><text:span text:style-name="T13">Δ</text:span><text:span text:style-name="T15">x</text:span><text:span text:style-name="T14"> et </text:span><text:span text:style-name="T15">Δy</text:span><text:span text:style-name="T14">)</text:span>;</text:p>
      <text:p text:style-name="P2">- L'identifiant <text:span text:style-name="T1">owner</text:span> du joueur possédant l'item.</text:p>
      <text:p text:style-name="P2">En cas de contact, selon les items qui se touchent, le traitement est différent :</text:p>
      <text:p text:style-name="P2">- Deux raquettes : dans le cas de joueurs, c'est possible. Dans ce cas, ça bloque juste.</text:p>
      <text:p text:style-name="P2">- Deux balles : elles rebondissent. On peut utiliser les propriétés du vecteur normal à la tangente pour calculer le bon angle.</text:p>
      <text:p text:style-name="P2">- Deux bonus : cas impossible. Un seul bonus peut apparaître à la fois (utiliser un booléen <text:span text:style-name="T4">static</text:span>).</text:p>
      <text:p text:style-name="P2">- Raquette/Balle : la balle rebondit (cas standard). Dans les angles, on peut modifier l'angle (il suffit de changer le ratio dx/dy de la balle).</text:p>
      <text:p text:style-name="P2">- Raquette/Bonus : le bonus disparaît et agit sur le joueur l'ayant touché.</text:p>
      <text:p text:style-name="P2">- Balle/Bonus : le bonus disparaît et agit sur le joueur ayant touché la balle en dernier.</text:p>
      <text:p text:style-name="P2">Pour savoir qui reçoit le bonus, tous les PongItems possèdent un owner. La raquette possède toujours le même, la balle reçoit à chaque contact celui l'ayant touchée, et les bonus, <text:span text:style-name="T4">ça dépend.</text:span></text:p>
      <text:p text:style-name="P2"/>
      <text:p text:style-name="P3"><text:tab/>Aparté : Pour les bonus, on peut imaginer que la balle soit déviée, détruite, multipliée, les raquettes modifiées… Il faut laisser suffisamment de données modifiables.</text:p>
      <text:p text:style-name="P3"><text:soft-page-break/></text:p>
      <text:p text:style-name="P3"><text:tab/>Pour la partie réseau, il faut imaginer le protocole. Par exemple :</text:p>
      <text:p text:style-name="P3"><text:span text:style-name="T10">/helo/<text:tab/></text:span><text:tab/><text:tab/>pourrait être l'initialisation de l'échange</text:p>
      <text:p text:style-name="P3"><text:span text:style-name="T10">/1/0/1/0/123/251/</text:span><text:tab/>1 : id du joueur<text:tab/><text:tab/>0 : type de l'item (raquette)<text:tab/>1 : raquette n°1</text:p>
      <text:p text:style-name="P3"><text:tab/><text:tab/><text:tab/>0 : type de données (x et y)<text:tab/>123 : x<text:tab/><text:tab/><text:tab/><text:tab/>251 : y</text:p>
      <text:p text:style-name="P3">Rien d'imaginé de plus pour l'instant. Le client aurait la possibilité de créer à la volée des items si un item qu'il n'a jamais vu apparaît. Il y aurait toute une phase d'initialisation pour mettre d'accord client et serveur, puis une instruction<text:span text:style-name="T9"> /play/ </text:span><text:span text:style-name="T5">pour lancer le tout. </text:span><text:span text:style-name="T6">Peut-être faudrait-il faire le tout un peu plus textuel, mais plus c'est court, plus ce sera rapide. On peut passer par des </text:span><text:span text:style-name="T2">enums</text:span><text:span text:style-name="T6"> pour rendre le tout lisible dans le code.</text:span></text:p>
      <text:p text:style-name="P8">Côté serveur, ça implique un <text:span text:style-name="T11">ou deux </text:span>thread<text:span text:style-name="T11">s</text:span> par client <text:span text:style-name="T11">(recevoir et modifier, lire et envoyer)</text:span>, et pas mal de synchronised.</text:p>
      <text:p text:style-name="P9"/>
      <text:p text:style-name="P9"><text:tab/>Il serait possible de stocker le statut réseau de chaque raquette, afin de pouvoir gérer plusieurs raquettes sur chaque ordinateur (serveur ou client). Voire même gérer toutes les raquettes sur un seul ordinateur et ne faire que streamer la partie sur les autres.</text:p>
      <text:p text:style-name="P9"/>
      <text:p text:style-name="P9"><text:tab/>Le nombre de chaque type de PongItem est limité. Inutile donc de passer par des Arrays, autant utiliser de simples tableaux. De plus, pour les raquettes, l'indice du tableau sera aussi d'id du joueur. De même, il me semble impertinent de créer une classe Player. Nous n'avons besoin de stocker que les scores, autant, de même, n'utiliser qu'un tableau. <text:span text:style-name="T11">Voire un tableau à deux dimensions.</text:span></text:p>
      <text:h text:style-name="P6" text:outline-level="1">2/ Lire le code, et vomir</text:h>
      <text:p text:style-name="P8"/>
      <text:p text:style-name="P8">… Que ce code est immonde. Vite, modifions tout ça !</text:p>
      <text:p text:style-name="P4"><draw:g text:anchor-type="as-char" draw:z-index="0" draw:style-name="gr1"><draw:rect draw:style-name="gr2" draw:text-style-name="P14" svg:width="16.696cm" svg:height="11.219cm" svg:x="0cm" svg:y="0cm"><text:p/></draw:rect><draw:rect draw:style-name="gr3" draw:text-style-name="P16" svg:width="2.223cm" svg:height="1.061cm" svg:x="6.959cm" svg:y="0.289cm"><text:p text:style-name="P15"><text:span text:style-name="T16">MAIN</text:span></text:p></draw:rect><draw:rect draw:style-name="gr3" draw:text-style-name="P16" svg:width="2.223cm" svg:height="1.061cm" svg:x="4.868cm" svg:y="2.697cm"><text:p text:style-name="P15"><text:span text:style-name="T16">PONG</text:span></text:p></draw:rect><draw:rect draw:style-name="gr3" draw:text-style-name="P16" svg:width="2.223cm" svg:height="1.061cm" svg:x="9.181cm" svg:y="2.723cm"><text:p text:style-name="P15"><text:span text:style-name="T16">WINDOW</text:span></text:p></draw:rect><draw:rect draw:style-name="gr3" draw:text-style-name="P15" svg:width="4.578cm" svg:height="0.9cm" svg:x="5.927cm" svg:y="5.211cm"><text:p text:style-name="P15">PINGITEM</text:p></draw:rect><draw:rect draw:style-name="gr3" draw:text-style-name="P15" svg:width="4.578cm" svg:height="0.9cm" svg:x="5.953cm" svg:y="6.745cm"><text:p text:style-name="P15">PINGITEMABSTRACT</text:p></draw:rect><draw:rect draw:style-name="gr3" draw:text-style-name="P16" svg:width="2.223cm" svg:height="1.061cm" svg:x="5.424cm" svg:y="9.761cm"><text:p text:style-name="P15"><text:span text:style-name="T16">PADDLE</text:span></text:p></draw:rect><draw:rect draw:style-name="gr3" draw:text-style-name="P16" svg:width="2.223cm" svg:height="1.061cm" svg:x="8.678cm" svg:y="9.761cm"><text:p text:style-name="P15"><text:span text:style-name="T16">BALL</text:span></text:p></draw:rect><draw:line draw:style-name="gr4" draw:text-style-name="P15" svg:x1="8.043cm" svg:y1="1.349cm" svg:x2="10.186cm" svg:y2="2.723cm"><text:p/></draw:line><draw:line draw:style-name="gr4" draw:text-style-name="P15" svg:x1="5.9cm" svg:y1="3.757cm" svg:x2="8.043cm" svg:y2="5.21cm"><text:p/></draw:line><draw:line draw:style-name="gr4" draw:text-style-name="P15" svg:x1="9.181cm" svg:y1="3.201cm" svg:x2="7.091cm" svg:y2="3.201cm"><text:p/></draw:line><draw:line draw:style-name="gr5" draw:text-style-name="P15" svg:x1="14.182cm" svg:y1="1.533cm" svg:x2="16.113cm" svg:y2="1.535cm"><text:p text:style-name="P15"/><text:p text:style-name="P15">appel</text:p></draw:line><draw:line draw:style-name="gr6" draw:text-style-name="P15" svg:x1="8.123cm" svg:y1="6.11cm" svg:x2="8.123cm" svg:y2="6.745cm"><text:p/></draw:line><draw:line draw:style-name="gr6" draw:text-style-name="P15" svg:x1="8.07cm" svg:y1="7.645cm" svg:x2="6.482cm" svg:y2="9.762cm"><text:p/></draw:line><draw:line draw:style-name="gr6" draw:text-style-name="P15" svg:x1="8.255cm" svg:y1="7.645cm" svg:x2="9.737cm" svg:y2="9.762cm"><text:p/></draw:line><draw:line draw:style-name="gr7" draw:text-style-name="P15" svg:x1="14.208cm" svg:y1="3.093cm" svg:x2="16.139cm" svg:y2="3.067cm"><text:p text:style-name="P15"/><text:p text:style-name="P15">héritage</text:p></draw:line><draw:circle draw:style-name="gr8" draw:text-style-name="P17" svg:width="0.611cm" svg:height="0.611cm" svg:x="10.213cm" svg:y="4.919cm"><text:p text:style-name="P15">I</text:p></draw:circle><draw:circle draw:style-name="gr9" draw:text-style-name="P18" svg:width="0.611cm" svg:height="0.611cm" svg:x="10.186cm" svg:y="6.428cm"><text:p text:style-name="P15">A</text:p></draw:circle></draw:g></text:p>
      <text:p text:style-name="P10">Faire du Java sans interfaces ou classes abstraites, c'est inhumain. Un crime contre l'humanité. <text:span text:style-name="T12">Le but est de passer par des accesseurs en permanence, afin de rendre au maximum toutes les données </text:span><text:span text:style-name="T3">private</text:span><text:span text:style-name="T7">. C'est mieux. Les paramètres restent modifiables, mais je préfère.</text:span></text:p>
      <text:p text:style-name="P12"><text:span text:style-name="T7">L</text:span><text:span text:style-name="T5">a classe </text:span><text:span text:style-name="T1">Racket</text:span><text:span text:style-name="T5"> devient </text:span><text:span text:style-name="T1">Paddle</text:span><text:span text:style-name="T5">, car c'est la vrai terme. Sorry mate, but you got it all wrong.</text:span></text:p>
      <text:h text:style-name="P7" text:outline-level="1">3/ Commencer à coder, et SURPRISE !</text:h>
      <text:p text:style-name="P11"/>
      <text:p text:style-name="P10">Nous n'avons ni droit à l'asymétrie, ni aux threads ? MAIS WTF IS THIS SHIT !!! C'est absurde ! Débile ! Jamais, dans un cas réel, on ne ferait ça ! Je comprends l'intérêt du peer-to-peer, présent dans certains jeux, mais dans le cadre de cette UE, ce n'est pas pertinent. Au contraire, utiliser un host (ce qui garantit l'anti-triche) et autoriser les threads <text:span text:style-name="T12">(donc de la gestion des accès-mémoire)</text:span> me semble plus proche d'une compétence technique que la mise en place d'échanges symétriques. Just sayin'.</text:p>
      <text:p text:style-name="P10">Il va falloir donc tout repenser. <text:span text:style-name="T12">Que chaque client gère et envoie la position de sa raquette : EASY. Le problème, c'est si on veut que chaque client ait, entre guillemets, la même responsabilité, il faut partager la gestion de la balle et des bonus. En fait, avoir une gestion équitablement partagée est impossible. On ne va pas demander à chaque client de faire les calculs des rebonds de la balle. De même, envoyer en permanence tous les champs de la balle est une perte conséquente de ressources.</text:span></text:p>
      <text:p text:style-name="P12">Enfin. Ces questions seront résolues progressivement. Plutôt que continuer à tout planifier et ne pas savoir où commencer, nous allons suivre le sujet, coder au fur et à mesure des questions, en gardant en tête ces questionnements. Et surtout, en gardant le tout le plus flexible possible. Ne pas oublier que les constructeurs <text:span text:style-name="T1">Window </text:span><text:span text:style-name="T5">et </text:span><text:span text:style-name="T1">Pong</text:span><text:span text:style-name="T5"> devrons prendre des paramètres dans ce but précis. Cela nous permet de pouvoir nous en occuper plus tard. Notre objectif réel avec ces paramètres, c'est uniquement la ligne de commande. La modification via </text:span><text:span text:style-name="T8">interface graphique n'est pas importa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Libertine Display G" svg:font-family="'Linux Libertine Display G'" style:font-adornments="Normal"/>
    <style:font-face style:name="Mangal1" svg:font-family="Mangal"/>
    <style:font-face style:name="Liberation Serif1" svg:font-family="'Liberation Serif'" style:font-pitch="variable"/>
    <style:font-face style:name="Linux Libertine Display G2" svg:font-family="'Linux Libertine Display G'" style:font-pitch="variable"/>
    <style:font-face style:name="Linux Libertine Display G1" svg:font-family="'Linux Libertine Display G'" style:font-adornments="Normal"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 draw:display-name="Extrémités de flèche 1" svg:viewBox="0 0 20 30" svg:d="M10 0l-10 30h20z"/>
    <draw:marker draw:name="Extrémités_20_de_20_flèche_20_2" draw:display-name="Extrémités de flèche 2" svg:viewBox="0 0 1122 2243" svg:d="M0 2108v17 17l12 42 30 34 38 21 43 4 29-8 30-21 25-26 13-34 343-1532 339 1520 13 42 29 34 39 21 42 4 42-12 34-30 21-42v-39-12l-4 4-440-1998-9-42-25-39-38-25-43-8-42 8-38 25-26 39-8 42z"/>
    <draw:marker draw:name="Extrémités_20_de_20_flèche_20_3" draw:display-name="Extrémités de flèche 3" svg:viewBox="0 0 1131 902" svg:d="M564 0l-564 902h1131z"/>
    <draw:marker draw:name="Extrémités_20_de_20_flèche_20_4" draw:display-name="Extrémités de flèche 4" svg:viewBox="0 0 1131 1131" svg:d="M0 564l564 567 567-567-567-564z"/>
    <draw:marker draw:name="Extrémités_20_de_20_flèche_20_5" draw:display-name="Extrémités de flèche 5"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nux Libertine Display G1" fo:font-family="'Linux Libertine Display G'" style:font-style-name="Normal"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Linux Libertine Display G1" fo:font-family="'Linux Libertine Display G'" style:font-style-name="Normal"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11:45:38.579000000</meta:creation-date>
    <meta:generator>LibreOffice/4.4.5.2$Windows_x86 LibreOffice_project/a22f674fd25a3b6f45bdebf25400ed2adff0ff99</meta:generator>
    <dc:date>2015-11-21T15:56:50.084000000</dc:date>
    <meta:editing-duration>PT26M20S</meta:editing-duration>
    <meta:editing-cycles>5</meta:editing-cycles>
    <meta:document-statistic meta:table-count="0" meta:image-count="0" meta:object-count="0" meta:page-count="5" meta:paragraph-count="37" meta:word-count="982" meta:character-count="5734" meta:non-whitespace-character-count="4771"/>
  </office:meta>
</office:document-meta>
</file>